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8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1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4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5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7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0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1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2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5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6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28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29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1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Text" style:data-style-name="N0">
      <style:table-cell-properties fo:border="thin solid #D9D9D9" style:vertical-align="middle" fo:wrap-option="wrap" fo:background-color="#BFBFBF" style:repeat-content="false"/>
      <style:paragraph-properties fo:text-align="start" fo:margin-left="0.353cm"/>
    </style:style>
    <style:style style:name="ce37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41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7.45066666666667cm" style:use-optimal-column-width="true"/>
    </style:style>
    <style:style style:name="co3" style:family="table-column">
      <style:table-column-properties fo:break-before="auto" style:column-width="3.21733333333333cm" style:use-optimal-column-width="true"/>
    </style:style>
    <style:style style:name="co4" style:family="table-column">
      <style:table-column-properties fo:break-before="auto" style:column-width="4.2545cm" style:use-optimal-column-width="true"/>
    </style:style>
    <style:style style:name="co5" style:family="table-column">
      <style:table-column-properties fo:break-before="auto" style:column-width="3.83116666666667cm" style:use-optimal-column-width="true"/>
    </style:style>
    <style:style style:name="co6" style:family="table-column">
      <style:table-column-properties fo:break-before="auto" style:column-width="6.49816666666667cm"/>
    </style:style>
    <style:style style:name="co7" style:family="table-column">
      <style:table-column-properties fo:break-before="auto" style:column-width="2.9845cm" style:use-optimal-column-width="true"/>
    </style:style>
    <style:style style:name="co8" style:family="table-column">
      <style:table-column-properties fo:break-before="auto" style:column-width="2.89983333333333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3.57716666666667cm" style:use-optimal-column-width="true"/>
    </style:style>
    <style:style style:name="co12" style:family="table-column">
      <style:table-column-properties fo:break-before="auto" style:column-width="13.3985cm" style:use-optimal-column-width="true"/>
    </style:style>
    <style:style style:name="co13" style:family="table-column">
      <style:table-column-properties fo:break-before="auto" style:column-width="0.444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6.18066666666667cm"/>
    </style:style>
    <style:style style:name="co16" style:family="table-column">
      <style:table-column-properties fo:break-before="auto" style:column-width="4.699cm" style:use-optimal-column-width="true"/>
    </style:style>
    <style:style style:name="co17" style:family="table-column">
      <style:table-column-properties fo:break-before="auto" style:column-width="0.423333333333333cm"/>
    </style:style>
    <style:style style:name="co18" style:family="table-column">
      <style:table-column-properties fo:break-before="auto" style:column-width="3.64066666666667cm" style:use-optimal-column-width="true"/>
    </style:style>
    <style:style style:name="co19" style:family="table-column">
      <style:table-column-properties fo:break-before="auto" style:column-width="0.296333333333333cm"/>
    </style:style>
    <style:style style:name="co20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2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0]-[.G190]))/[.G190])&gt;$$VlagPercentage)" style:apply-style-name="cf17" style:base-cell-address="Projecttracker.M190"/>
    </style:style>
    <style:style style:name="ce43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1]-[.G191]))/[.G191])&gt;$$VlagPercentage)" style:apply-style-name="cf17" style:base-cell-address="Projecttracker.M191"/>
    </style:style>
    <style:style style:name="ce4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2]-[.G192]))/[.G192])&gt;$$VlagPercentage)" style:apply-style-name="cf17" style:base-cell-address="Projecttracker.M192"/>
    </style:style>
    <style:style style:name="ce4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3]-[.G193]))/[.G193])&gt;$$VlagPercentage)" style:apply-style-name="cf17" style:base-cell-address="Projecttracker.M193"/>
    </style:style>
    <style:style style:name="ce4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194]-[.G194]))/[.G194])&gt;$$VlagPercentage)" style:apply-style-name="cf17" style:base-cell-address="Projecttracker.M194"/>
    </style:style>
    <style:style style:name="ce4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M6]-[.G6]))/[.G6])&gt;$$VlagPercentage)" style:apply-style-name="cf17" style:base-cell-address="Projecttracker.M6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C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D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7"/>
        <table:table-column table:style-name="co10" table:default-cell-style-name="ce1"/>
        <table:table-column table:style-name="co11" table:default-cell-style-name="ce2"/>
        <table:table-column table:style-name="co5" table:default-cell-style-name="ce2"/>
        <table:table-column table:style-name="co12" table:default-cell-style-name="ce4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41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office:value-type="string" table:style-name="ce1">
            <text:p>13 gamelab uren p/w</text:p>
          </table:table-cell>
          <table:table-cell office:value-type="string" table:style-name="ce1">
            <text:p><text:s text:c="2"/>4 werkweken over</text:p>
          </table:table-cell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5P</text:p>
          </table:table-cell>
          <table:table-cell table:style-name="ce3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office:value-type="string" table:style-name="ce6">
            <text:p><text:s/>^52 uur total^</text:p>
          </table:table-cell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table:style-name="ce2"/>
          <table:table-cell table:style-name="ce7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office:value-type="string" table:style-name="ce1">
            <text:p>&lt; O = Opermking, Zie meest rechtse balk</text:p>
          </table:table-cell>
          <table:table-cell table:number-columns-repeated="6" table:style-name="ce1"/>
          <table:table-cell table:style-name="ce2"/>
          <table:table-cell table:style-name="ce7"/>
          <table:table-cell table:style-name="ce1"/>
          <table:table-cell table:style-name="ce8"/>
          <table:table-cell table:style-name="ce9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table:number-columns-repeated="4" table:style-name="ce1"/>
          <table:table-cell table:style-name="ce10"/>
          <table:table-cell office:value-type="string" table:style-name="ce11">
            <text:p>in punten</text:p>
          </table:table-cell>
          <table:table-cell table:style-name="ce12"/>
          <table:table-cell office:value-type="string" table:style-name="ce12">
            <text:p>MoSCoW Method</text:p>
          </table:table-cell>
          <table:table-cell table:style-name="ce13">
            <draw:custom-shape svg:x="0.01042in" svg:y="0.19792in" svg:width="0.20083in" svg:height="0.40123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2"/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4">
            <text:p>ProjectAssets</text:p>
          </table:table-cell>
          <table:table-cell office:value-type="string" table:style-name="ce14">
            <text:p>Categorie</text:p>
          </table:table-cell>
          <table:table-cell office:value-type="string" table:style-name="ce14">
            <text:p>Toegewezen aan</text:p>
          </table:table-cell>
          <table:table-cell office:value-type="string" table:style-name="ce14">
            <text:p>Geschat begin</text:p>
          </table:table-cell>
          <table:table-cell office:value-type="string" table:style-name="ce14">
            <text:p>Geschat einde</text:p>
          </table:table-cell>
          <table:table-cell office:value-type="string" table:style-name="ce15">
            <text:p>Geschatte hoeveelheid werk</text:p>
          </table:table-cell>
          <table:table-cell office:value-type="string" table:style-name="ce15">
            <text:p>SprintNmr.</text:p>
          </table:table-cell>
          <table:table-cell office:value-type="string" table:style-name="ce16">
            <text:p>Prioriteit</text:p>
          </table:table-cell>
          <table:table-cell office:value-type="string" table:style-name="ce17">
            <text:p>LEEG</text:p>
          </table:table-cell>
          <table:table-cell office:value-type="string" table:style-name="ce15">
            <text:p>Weeknummer</text:p>
          </table:table-cell>
          <table:table-cell office:value-type="string" table:style-name="ce16">
            <text:p>TrelloChecked</text:p>
          </table:table-cell>
          <table:table-cell office:value-type="string" table:style-name="ce18">
            <text:p>Implemented</text:p>
          </table:table-cell>
          <table:table-cell office:value-type="string" table:style-name="ce14">
            <text:p>Opmerkingen</text:p>
          </table:table-cell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GameHandler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Jan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2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7"/>
          <table:table-cell table:style-name="ce29"/>
          <table:table-cell table:style-name="ce30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19">
            <text:p>Player_ComboScript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Jan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HumanEnemy_00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HumanEnemy_00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0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31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1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31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2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3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Attack_04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office:value-type="float" office:value="48" table:style-name="ce25">
            <text:p>48</text:p>
          </table:table-cell>
          <table:table-cell table:style-name="ce28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PlayerJump_00</text:p>
          </table:table-cell>
          <table:table-cell office:value-type="string" table:content-validation-name="val1" table:style-name="ce20">
            <text:p>Animation</text:p>
          </table:table-cell>
          <table:table-cell office:value-type="string" table:content-validation-name="val2" table:style-name="ce21">
            <text:p>Niek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CameraMovement</text:p>
          </table:table-cell>
          <table:table-cell office:value-type="string" table:content-validation-name="val1" table:style-name="ce20">
            <text:p>Script</text:p>
          </table:table-cell>
          <table:table-cell office:value-type="string" table:content-validation-name="val2" table:style-name="ce21">
            <text:p>Renzo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33"/>
          <table:table-cell office:value-type="float" office:value="48" table:style-name="ce25">
            <text:p>48</text:p>
          </table:table-cell>
          <table:table-cell office:value-type="string" table:style-name="ce28">
            <text:p>X</text:p>
          </table:table-cell>
          <table:table-cell table:style-name="ce47"/>
          <table:table-cell table:style-name="ce29"/>
          <table:table-cell table:number-columns-repeated="16370" table:style-name="ce1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Rig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BossTokkie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Rig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MainChar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string" table:style-name="ce24">
            <text:p>?</text:p>
          </table:table-cell>
          <table:table-cell office:value-type="float" office:value="0" table:style-name="ce25">
            <text:p>0</text:p>
          </table:table-cell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table:style-name="ce1"/>
          <table:table-cell office:value-type="string" table:style-name="ce19">
            <text:p>WeaponShortSword</text:p>
          </table:table-cell>
          <table:table-cell office:value-type="string" table:content-validation-name="val1" table:style-name="ce20">
            <text:p>3DModel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 table:visibility="filter">
          <table:table-cell office:value-type="string" table:style-name="ce1">
            <text:p>O</text:p>
          </table:table-cell>
          <table:table-cell office:value-type="string" table:style-name="ce19">
            <text:p>WeaponShortSword</text:p>
          </table:table-cell>
          <table:table-cell office:value-type="string" table:content-validation-name="val1" table:style-name="ce20">
            <text:p>Texture</text:p>
          </table:table-cell>
          <table:table-cell office:value-type="string" table:content-validation-name="val2" table:style-name="ce21">
            <text:p>Sunray</text:p>
          </table:table-cell>
          <table:table-cell office:value-type="date" office:date-value="2016-11-28T00:00:00" table:style-name="ce22">
            <text:p>28-11-2016</text:p>
          </table:table-cell>
          <table:table-cell office:value-type="date" office:date-value="2016-12-02T00:00:00" table:style-name="ce23">
            <text:p>2-12-201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0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1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2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3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4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5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AnomalySFX_06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7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8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nomalySFX_09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shtray</text:p>
          </table:table-cell>
          <table:table-cell office:value-type="string" table:content-validation-name="val1" table:style-name="ce20">
            <text:p>Prop</text:p>
          </table:table-cell>
          <table:table-cell office:value-type="string" table:content-validation-name="val2" table:style-name="ce21">
            <text:p>Quinten</text:p>
          </table:table-cell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Would Have</text:p>
          </table:table-cell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Axe</text:p>
          </table:table-cell>
          <table:table-cell office:value-type="string" table:content-validation-name="val1" table:style-name="ce20">
            <text:p>Prop</text:p>
          </table:table-cell>
          <table:table-cell office:value-type="string" table:content-validation-name="val2" table:style-name="ce21">
            <text:p>Matthijs</text:p>
          </table:table-cell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ckGroundAmbience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rn</text:p>
          </table:table-cell>
          <table:table-cell office:value-type="string" table:content-validation-name="val1" table:style-name="ce20">
            <text:p>Architecture</text:p>
          </table:table-cell>
          <table:table-cell office:value-type="string" table:content-validation-name="val2" table:style-name="ce21">
            <text:p>Aart-Jan</text:p>
          </table:table-cell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office:value-type="float" office:value="1" table:style-name="ce25">
            <text:p>1</text:p>
          </table:table-cell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rre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asement_CorkBoardWallmount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asement_Des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asement_Newspap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asement_Pipes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34">
            <text:p>O</text:p>
          </table:table-cell>
          <table:table-cell office:value-type="string" table:style-name="ce19">
            <text:p>Basement_Staircas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34"/>
          <table:table-cell office:value-type="string" table:style-name="ce19">
            <text:p>Bath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earTrap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B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BeerBottl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32">
            <text:p>Could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icycleBel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irds_Fladdering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BirdsSpooked</text:p>
          </table:table-cell>
          <table:table-cell office:value-type="string" table:content-validation-name="val1" table:style-name="ce20">
            <text:p>Particle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BirdsSpooked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il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ltcutt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ok_Clos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ok_Op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ot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riefcas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riefcase_Not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32">
            <text:p>Must Have</text:p>
          </table:table-cell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room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office:value-type="string" table:style-name="ce29">
            <text:p>WitchesBroom</text:p>
          </table:table-cell>
          <table:table-cell table:number-columns-repeated="16370"/>
        </table:table-row>
        <table:table-row table:style-name="ro3">
          <table:table-cell table:style-name="ce35"/>
          <table:table-cell office:value-type="string" table:style-name="ce19">
            <text:p>CameraControll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andl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_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.5" table:style-name="ce24">
            <text:p>4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_BuzzSFX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4">
          <table:table-cell office:value-type="string" table:style-name="ce1">
            <text:p>O<text:s/></text:p>
          </table:table-cell>
          <table:table-cell office:value-type="string" table:style-name="ce19">
            <text:p>CellPhone_ChargingSFX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_RealLifeClock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_ReskinnnerApp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_Ringtone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_TouchSound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ellphoneCharger_Deskmount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Must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i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ir_00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?</text:p>
          </table:table-cell>
          <table:table-cell office:value-type="string" table:style-name="ce19">
            <text:p>Chair_01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handeli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_Arms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_Body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ArmsIdle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ArmsIdlePhone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ArmsRunning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number-rows-repeated="2" table:style-name="ro3">
          <table:table-cell table:style-name="ce1"/>
          <table:table-cell office:value-type="string" table:style-name="ce19">
            <text:p>CharacterAnimation_ArmsWalking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Crouching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DeathByAlien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Insanity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Interact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Jumping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haracterAnimation_Suicide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aracterAnimation_Suicide2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hickenCoop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leav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C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set_wallmounted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office:value-type="string" table:style-name="ce26">
            <text:p>Should Have</text:p>
          </table:table-cell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ther_Shredd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loth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at Rack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nfederateFlag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ntain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okingTim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uch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raftingSystem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CarrBattery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CarrBattery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CookingTim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CookingTimer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DuctTap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DuctTape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Gasolin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Gasoline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Nuts&amp;Bolt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Nuts&amp;Bolt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Rop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Rope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raftMaterial_ScrapMeta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ScrapMetal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StartCabl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StartCable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WoodenPlank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Material_WoodenPlank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BearTrap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CraftRecipe_BearTrap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Generato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Generator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Lanter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Lantern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LockPi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LockPick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MakeShiftAx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raftRecipe_MakeShiftAxe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raftRecipe_NoiseMak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raftRecipe_NoiseMaker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rat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urtains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oor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oor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OSComput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ouch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rippingWater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uck_Evil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uck_Qwuack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uckTap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Behaviou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Breathing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Footsteps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Roar00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Roar01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Rustle_Bushes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Rustle_Bushes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Rustle_Trash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Rustle_Trash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Vision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WarCry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office:value-type="string" table:style-name="ce29">
            <text:p>We hebben de Roar ook al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FalloutShelter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36">
            <text:p>FarmSig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eathers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ence_Stee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ence_Steel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ence_Woo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ence_Wood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ireplac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lashlight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ashlight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owerDead_00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owerDead_01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oreGroundAmbience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reeze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urnac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ameMan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asmas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lassShattered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ramaphone_Tune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ramaphone_TuneWithScreeches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randFatherClock_OnHourBong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randFatherClock_Ticking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GUI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mm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HangingBodies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Rop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y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rseHoof_Rusty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Bas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2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3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4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5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6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7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8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7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nsanity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2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BloodPool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3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Bloodspatter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1"/>
          <table:table-cell table:style-name="ce4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DrippingBlood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5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Ey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6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Finger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42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PFX</text:p>
          </table:table-cell>
          <table:table-cell office:value-type="string" table:content-validation-name="val1" table:style-name="ce20">
            <text:p>ParticleFX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5" table:style-name="ce24">
            <text:p>3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office:value-type="string" table:style-name="ce29">
            <text:p>Moet nog uitbreiden hierop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Tentacl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nsanityUndertone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tro_CutScene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nventorySystem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tem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temDatabase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Jerryca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Jochem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9" table:style-name="ce24">
            <text:p>69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Closet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Sink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Tabl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Tool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dd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dder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Hanging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Standing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WallMounted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nter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Switch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ockpi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ooneyTunes_Intro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ooneyTunes_Intro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ilbox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inCharacter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2" table:style-name="ce24">
            <text:p>1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Alleen armen, of make Human???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MainEnemy</text:p>
          </table:table-cell>
          <table:table-cell office:value-type="string" table:content-validation-name="val1" table:style-name="ce20">
            <text:p>Aliv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Heeft nog een naam nodig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Mais_crops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pNote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ewspap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_Charging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_InEffect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Outhouse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0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1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2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3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inting_04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perNot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rticle(class)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rticle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enci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honeUI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iano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ianoTune_00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ianoTune_01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itchfor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n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nk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Breathing</text:p>
          </table:table-cell>
          <table:table-cell office:value-type="string" table:content-validation-name="val1" table:style-name="ce20">
            <text:p>Particle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Breathing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Controll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CrouchFootsteps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Kunnen dit normale footsteps niet zijn? Perhaps slomer en gedempt ofso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Deathcries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Footsteps</text:p>
          </table:table-cell>
          <table:table-cell office:value-type="string" table:content-validation-name="val1" table:style-name="ce20">
            <text:p>Particle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Footsteps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JumpLanding</text:p>
          </table:table-cell>
          <table:table-cell office:value-type="string" table:content-validation-name="val1" table:style-name="ce20">
            <text:p>Particle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JumpLanding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Panicking</text:p>
          </table:table-cell>
          <table:table-cell office:value-type="string" table:content-validation-name="val1" table:style-name="ce20">
            <text:p>Animation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Panicking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owing_Wago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owerGenerato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k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Hole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s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Trap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vens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Verschil van de vogels? - is deze overbodig?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_00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33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_01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ingChai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p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ug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ugsa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dl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f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Een kluis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Saw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apMeta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Wordt ook een pick-up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Screwdriver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iptedEvents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hotgun_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ckl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gar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lo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n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0</text:p>
          </table:table-cell>
          <table:table-cell office:value-type="string" table:content-validation-name="val1" table:style-name="ce20">
            <text:p>Overig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1</text:p>
          </table:table-cell>
          <table:table-cell office:value-type="string" table:content-validation-name="val1" table:style-name="ce20">
            <text:p>Overig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2</text:p>
          </table:table-cell>
          <table:table-cell office:value-type="string" table:content-validation-name="val1" table:style-name="ce20">
            <text:p>Overig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oundManager</text:p>
          </table:table-cell>
          <table:table-cell office:value-type="string" table:content-validation-name="val1" table:style-name="ce20">
            <text:p>Script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queakyDoor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queekingWood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taircas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tartCable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Wordt ook een pick-up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SuitCaseNot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wing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Schommel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19">
            <text:p>Tabl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able_Small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_Wallmounte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Pol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visionStatic</text:p>
          </table:table-cell>
          <table:table-cell office:value-type="string" table:content-validation-name="val1" table:style-name="ce20">
            <text:p>Shader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rrain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imberBlocks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ilet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m&amp;Jerry_intro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olbelt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Werdt dit ook gebruikt?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ractor</text:p>
          </table:table-cell>
          <table:table-cell office:value-type="string" table:content-validation-name="val1" table:style-name="ce20">
            <text:p>Environmental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ractorAccu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office:value-type="string" table:style-name="ce29">
            <text:p>Wordt ook een pick-up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rashca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ree_00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ree_01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32"/>
          <table:table-cell table:style-name="ce33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ree_02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reeStump</text:p>
          </table:table-cell>
          <table:table-cell office:value-type="string" table:content-validation-name="val1" table:style-name="ce20">
            <text:p>Na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ruck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Background01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UISprite_Background02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Background03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Background04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BarnPhoto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BatteryStatus00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BatteryStatus01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BatteryStatus02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DuckHunt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FlashLigt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Gallery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GalleryFolder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HeartMeter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HousePhoto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UISprite_KidOnSwing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KidOnSwingHeadles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MapApp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UISprite_Notebook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PhoneBackground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Settings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SuitCaseNote00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SuitCaseNote01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SuitCaseNote02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UISprite_SuitCaseNote03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04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05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06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07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08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09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10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11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12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13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SuitCaseNote14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TeamPhoto00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TeamPhoto01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TeamPhoto02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TeamPhoto03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UISprite_WhosApp</text:p>
          </table:table-cell>
          <table:table-cell office:value-type="string" table:content-validation-name="val1" table:style-name="ce20">
            <text:p>Sprites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aterTower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8" table:style-name="ce24">
            <text:p>8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hispersOfTheDamned</text:p>
          </table:table-cell>
          <table:table-cell office:value-type="string" table:content-validation-name="val1" table:style-name="ce20">
            <text:p>SoundFX</text:p>
          </table:table-cell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Broken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Round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Square</text:p>
          </table:table-cell>
          <table:table-cell office:value-type="string" table:content-validation-name="val1" table:style-name="ce20">
            <text:p>Prop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orkbench</text:p>
          </table:table-cell>
          <table:table-cell office:value-type="string" table:content-validation-name="val1" table:style-name="ce20">
            <text:p>Architecture</text:p>
          </table:table-cell>
          <table:table-cell table:content-validation-name="val2"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number-rows-repeated="166" table:style-name="ro3">
          <table:table-cell/>
          <table:table-cell table:style-name="ce19"/>
          <table:table-cell table:content-validation-name="val1" table:style-name="ce20"/>
          <table:table-cell table:content-validation-name="val2"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number-rows-repeated="1048052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number-columns-repeated="16374" table:default-cell-style-name="ce1"/>
        <table:table-row table:style-name="ro5">
          <table:table-cell office:value-type="string" table:style-name="ce37">
            <text:p>Instellingen</text:p>
          </table:table-cell>
          <table:table-cell table:style-name="ce37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38">
            <text:p>Categorie</text:p>
          </table:table-cell>
          <table:table-cell table:style-name="ce39"/>
          <table:table-cell office:value-type="string" table:style-name="ce38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40">
            <text:p>Prop</text:p>
          </table:table-cell>
          <table:table-cell table:style-name="ce1"/>
          <table:table-cell office:value-type="string" table:style-name="ce40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Architecture</text:p>
          </table:table-cell>
          <table:table-cell table:style-name="ce1"/>
          <table:table-cell office:value-type="string" table:style-name="ce40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Environmental</text:p>
          </table:table-cell>
          <table:table-cell table:style-name="ce1"/>
          <table:table-cell office:value-type="string" table:style-name="ce40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Nature</text:p>
          </table:table-cell>
          <table:table-cell table:style-name="ce1"/>
          <table:table-cell office:value-type="string" table:style-name="ce40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Alive</text:p>
          </table:table-cell>
          <table:table-cell table:style-name="ce1"/>
          <table:table-cell office:value-type="string" table:style-name="ce40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Sprites</text:p>
          </table:table-cell>
          <table:table-cell table:style-name="ce1"/>
          <table:table-cell office:value-type="string" table:style-name="ce40">
            <text:p>Aart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Animation</text:p>
          </table:table-cell>
          <table:table-cell table:style-name="ce1"/>
          <table:table-cell office:value-type="string" table:style-name="ce40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Music</text:p>
          </table:table-cell>
          <table:table-cell table:style-name="ce1"/>
          <table:table-cell office:value-type="string" table:style-name="ce40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SoundFX</text:p>
          </table:table-cell>
          <table:table-cell table:style-name="ce1"/>
          <table:table-cell office:value-type="string" table:style-name="ce40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ParticleFX</text:p>
          </table:table-cell>
          <table:table-cell table:style-name="ce1"/>
          <table:table-cell office:value-type="string" table:style-name="ce40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Script</text:p>
          </table:table-cell>
          <table:table-cell table:style-name="ce1"/>
          <table:table-cell office:value-type="string" table:style-name="ce40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40">
            <text:p>Shader</text:p>
          </table:table-cell>
          <table:table-cell table:style-name="ce1"/>
          <table:table-cell office:value-type="string" table:style-name="ce40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40">
            <text:p>PostProcessing</text:p>
          </table:table-cell>
          <table:table-cell table:style-name="ce1"/>
          <table:table-cell table:style-name="ce40"/>
          <table:table-cell table:number-columns-repeated="16380"/>
        </table:table-row>
        <table:table-row table:style-name="ro3">
          <table:table-cell/>
          <table:table-cell office:value-type="string" table:style-name="ce40">
            <text:p>Overig</text:p>
          </table:table-cell>
          <table:table-cell table:style-name="ce1"/>
          <table:table-cell table:style-name="ce40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40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N524" table:name="Projecten" table:display-filter-buttons="true">
          <table:filter>
            <table:filter-and>
              <table:filter-or>
                <table:filter-condition table:field-number="6" table:value="?" table:operator="="/>
                <table:filter-condition table:field-number="6" table:value="~" table:operator="="/>
                <table:filter-condition table:field-number="6" table:value="1" table:operator="="/>
                <table:filter-condition table:field-number="6" table:value="1\2" table:operator="="/>
                <table:filter-condition table:field-number="6" table:value="2" table:operator="="/>
                <table:filter-condition table:field-number="6" table:value="3" table:operator="="/>
                <table:filter-condition table:field-number="6" table:value="0" table:operator="empty" table:data-type="number"/>
              </table:filter-or>
              <table:filter-or>
                <table:filter-condition table:field-number="7" table:value="Must Have" table:operator="="/>
                <table:filter-condition table:field-number="7" table:value="Should Have" table:operator="="/>
                <table:filter-condition table:field-number="7" table:value="0" table:operator="empty" table:data-type="number"/>
              </table:filter-or>
              <table:filter-or>
                <table:filter-condition table:field-number="10" table:value="0" table:operator="empty" table:data-type="number"/>
                <table:filter-condition table:field-number="10" table:value="~X" table:operator="="/>
              </table:filter-or>
            </table:filter-and>
          </table:filter>
          <table:sort>
            <table:sort-by table:field-number="0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17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Renzo</meta:initial-creator>
    <dc:creator>Renzo</dc:creator>
    <meta:creation-date>2016-05-10T09:52:08Z</meta:creation-date>
    <dc:date>2017-03-07T12:51:19Z</dc:date>
    <meta:user-defined meta:name="_TemplateID">TC029300419991</meta:user-defined>
  </office:meta>
</office:document-meta>
</file>